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9142" officeooo:paragraph-rsid="0018501c" style:font-weight-asian="bold" style:font-weight-complex="bold"/>
    </style:style>
    <style:style style:name="P2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3" style:family="paragraph" style:parent-style-name="Standard" style:list-style-name="L1">
      <style:text-properties fo:color="#996600" fo:font-weight="normal" officeooo:rsid="0024883f" officeooo:paragraph-rsid="0024883f" style:font-weight-asian="normal" style:font-weight-complex="normal"/>
    </style:style>
    <style:style style:name="P4" style:family="paragraph" style:parent-style-name="Standard">
      <style:text-properties fo:color="#000000" fo:font-weight="bold" officeooo:rsid="002284af" officeooo:paragraph-rsid="002284af" style:font-weight-asian="bold" style:font-weight-complex="bold"/>
    </style:style>
    <style:style style:name="P5" style:family="paragraph" style:parent-style-name="Standard">
      <style:text-properties fo:color="#000000" fo:font-weight="bold" officeooo:rsid="0024883f" officeooo:paragraph-rsid="0024883f" style:font-weight-asian="bold" style:font-weight-complex="bold"/>
    </style:style>
    <style:style style:name="P6" style:family="paragraph" style:parent-style-name="Standard">
      <style:text-properties fo:color="#000000" fo:font-weight="normal" officeooo:rsid="00232e05" officeooo:paragraph-rsid="00232e05" style:font-weight-asian="normal" style:font-weight-complex="normal"/>
    </style:style>
    <style:style style:name="P7" style:family="paragraph" style:parent-style-name="Standard" style:list-style-name="L2">
      <style:text-properties fo:color="#0066cc" fo:font-weight="normal" officeooo:rsid="0024883f" officeooo:paragraph-rsid="0024883f" style:font-weight-asian="normal" style:font-weight-complex="normal"/>
    </style:style>
    <style:style style:name="P8" style:family="paragraph" style:parent-style-name="Standard">
      <style:text-properties fo:color="#ff3333" fo:font-weight="bold" officeooo:rsid="0024883f" officeooo:paragraph-rsid="0024883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color="#ff3333"/>
    </style:style>
    <style:style style:name="T6" style:family="text">
      <style:text-properties fo:color="#ff3333" style:text-underline-style="none"/>
    </style:style>
    <style:style style:name="T7" style:family="text">
      <style:text-properties officeooo:rsid="002125a8"/>
    </style:style>
    <style:style style:name="T8" style:family="text">
      <style:text-properties fo:color="#0066cc"/>
    </style:style>
    <style:style style:name="T9" style:family="text">
      <style:text-properties officeooo:rsid="0026370d"/>
    </style:style>
    <style:style style:name="T10" style:family="text">
      <style:text-properties officeooo:rsid="0026e06c"/>
    </style:style>
    <style:style style:name="T11" style:family="text">
      <style:text-properties officeooo:rsid="0028ad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<text:span text:style-name="T10">2</text:span>L<text:span text:style-name="T11">4</text:span> Notes</text:p>
      <text:p text:style-name="P1"/>
      <text:p text:style-name="P2">Objectives:</text:p>
      <text:list xml:id="list2100974734193735071" text:style-name="L1">
        <text:list-item>
          <text:p text:style-name="P3">Identify three colligative properties of solutions.</text:p>
        </text:list-item>
        <text:list-item>
          <text:p text:style-name="P3">Explain why the vapor pressure, freezing point, and boiling point of a solution differ from those properies of the pure solvent.</text:p>
        </text:list-item>
      </text:list>
      <text:p text:style-name="P2"/>
      <text:p text:style-name="P2">Key Concepts:</text:p>
      <text:list xml:id="list6763238058251468163" text:style-name="L2">
        <text:list-item>
          <text:p text:style-name="P7">What are three colligative properies of solutions?</text:p>
        </text:list-item>
        <text:list-item>
          <text:p text:style-name="P7">What factor determins the amount by which a solution's <text:span text:style-name="T3">vapor pressure, freezing point, and boiling point differ from those properties of the solvent?</text:span></text:p>
        </text:list-item>
      </text:list>
      <text:p text:style-name="P6"/>
      <text:p text:style-name="P5"/>
      <text:p text:style-name="P5">Colligative Property</text:p>
      <text:p text:style-name="P5"/>
      <text:p text:style-name="P5"><text:tab/><text:span text:style-name="T1">A property that depends only upon the number of solute particles, and not upon their identity is <text:tab/>called a </text:span><text:span text:style-name="T2">colligative property</text:span><text:span text:style-name="T4">.</text:span></text:p>
      <text:p text:style-name="P5"><text:span text:style-name="T4"/></text:p>
      <text:p text:style-name="P5"><text:span text:style-name="T4"><text:tab/></text:span><text:span text:style-name="T6">Three important colligative properies of solutions are vapor-pressure lowering, boiling-<text:tab/>point elevation, and freezing-point depression.</text:span></text:p>
      <text:p text:style-name="P5"/>
      <text:p text:style-name="P5">..</text:p>
      <text:p text:style-name="P5"/>
      <text:p text:style-name="P8">The decrease in a solution's vapor pressure is proportional to the number of particles the solute makes in solution.</text:p>
      <text:p text:style-name="P5"/>
      <text:p text:style-name="P5">Freezing-point depression</text:p>
      <text:p text:style-name="P5"/>
      <text:p text:style-name="P5"><text:tab/><text:span text:style-name="T1">The difference in temperature between the freezing point of a solution and the freezing point of <text:tab/>the pure solvent is the </text:span><text:span text:style-name="T2">freezing-point depression</text:span><text:span text:style-name="T4">.</text:span><text:tab/></text:p>
      <text:p text:style-name="P5"/>
      <text:p text:style-name="P5"><text:tab/><text:span text:style-name="T5">The magnitude of the freezing-point depression in proportional to the number of solute <text:tab/>particles dissolved in the solvent and does not depend upon their identity.</text:span></text:p>
      <text:p text:style-name="P5"/>
      <text:p text:style-name="P5">..</text:p>
      <text:p text:style-name="P5"/>
      <text:p text:style-name="P5">Boiling-point elevation</text:p>
      <text:p text:style-name="P5"/>
      <text:p text:style-name="P5"><text:tab/><text:span text:style-name="T1">The difference in temperature between the boiling point of a solution and the boiling-point of <text:tab/>the pure solvent is the </text:span><text:span text:style-name="T2">boiling-point elevation</text:span><text:span text:style-name="T4">.</text:span></text:p>
      <text:p text:style-name="P5"/>
      <text:p text:style-name="P5"><text:tab/><text:span text:style-name="T5">The magnitude of the boiling-point elevation is proportional to the number of solute <text:tab/>particles dissolved in the solvent.</text:span></text:p>
      <text:p text:style-name="P5"/>
      <text:p text:style-name="P5">.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14:47.832221807</meta:creation-date>
    <dc:date>2016-02-19T12:53:39.896956846</dc:date>
    <meta:editing-duration>PT20H34M52S</meta:editing-duration>
    <meta:editing-cycles>17</meta:editing-cycles>
    <meta:generator>LibreOffice/4.4.7.2$Linux_X86_64 LibreOffice_project/40$Build-2</meta:generator>
    <meta:document-statistic meta:table-count="0" meta:image-count="0" meta:object-count="0" meta:page-count="1" meta:paragraph-count="20" meta:word-count="218" meta:character-count="1453" meta:non-whitespace-character-count="1247"/>
  </office:meta>
</office:document-meta>
</file>